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18.22mm"/>
    </style:style>
    <style:style style:name="co3" style:family="table-column">
      <style:table-column-properties fo:break-before="auto" style:column-width="26.9mm"/>
    </style:style>
    <style:style style:name="co4" style:family="table-column">
      <style:table-column-properties fo:break-before="auto" style:column-width="19.37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12.29mm"/>
    </style:style>
    <style:style style:name="co8" style:family="table-column">
      <style:table-column-properties fo:break-before="auto" style:column-width="16.17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4.13mm"/>
    </style:style>
    <style:style style:name="co12" style:family="table-column">
      <style:table-column-properties fo:break-before="auto" style:column-width="13.65mm"/>
    </style:style>
    <style:style style:name="co13" style:family="table-column">
      <style:table-column-properties fo:break-before="auto" style:column-width="10.81mm"/>
    </style:style>
    <style:style style:name="co14" style:family="table-column">
      <style:table-column-properties fo:break-before="auto" style:column-width="16.62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9.05mm"/>
    </style:style>
    <style:style style:name="co17" style:family="table-column">
      <style:table-column-properties fo:break-before="auto" style:column-width="70.1mm"/>
    </style:style>
    <style:style style:name="co18" style:family="table-column">
      <style:table-column-properties fo:break-before="auto" style:column-width="31.82mm"/>
    </style:style>
    <style:style style:name="co19" style:family="table-column">
      <style:table-column-properties fo:break-before="auto" style:column-width="17.4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fo:background-color="#ffff00" style:rotation-align="none"/>
    </style:style>
    <style:style style:name="ce3" style:family="table-cell" style:parent-style-name="Default" style:data-style-name="N100">
      <style:table-cell-properties fo:background-color="transparent" style:rotation-align="none"/>
    </style:style>
    <style:style style:name="ce4" style:family="table-cell" style:parent-style-name="Default" style:data-style-name="N100">
      <style:table-cell-properties fo:background-color="#fff200"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14" style:family="table-cell" style:parent-style-name="Default" style:data-style-name="N11"/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c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1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NA</text:p>
          </table:table-cell>
          <table:table-cell table:style-name="ce5" table:number-columns-repeated="1004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6" table:number-columns-repeated="1004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6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/>
          <table:table-cell table:style-name="ce6" table:number-columns-repeated="1004"/>
        </table:table-row>
        <table:table-row table:style-name="ro1"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/>
          <table:table-cell table:style-name="ce6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00000101" calcext:value-type="string">
            <text:p>0001000101100000001100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00001111111101" calcext:value-type="string">
            <text:p>1101000101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00001111111101" calcext:value-type="string">
            <text:p>11010001010001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00001111111101" calcext:value-type="string">
            <text:p>1101000101001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2E</text:p>
          </table:table-cell>
          <table:table-cell table:style-name="ce4" office:value-type="string" calcext:value-type="string">
            <text:p>LD (C), 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7" table:number-columns-repeated="100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LD A, (C)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number-columns-repeated="2"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7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3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D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/>
          <table:table-cell table:style-name="ce5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01100011" calcext:value-type="string">
            <text:p>110110010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4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4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01100011" calcext:value-type="string">
            <text:p>110110011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1001000101100000000001111001" calcext:value-type="string">
            <text:p>100100010110000000000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1001000101100100000001111001" calcext:value-type="string">
            <text:p>100100010110010000000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4" calcext:value-type="float">
            <text:p>94</text:p>
          </table:table-cell>
          <table:table-cell table:formula="of:=COM.MICROSOFT.CONCAT([.D96:.Q96])" office:value-type="string" office:string-value="1001000101101000000001111001" calcext:value-type="string">
            <text:p>100100010110100000000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5" calcext:value-type="float">
            <text:p>95</text:p>
          </table:table-cell>
          <table:table-cell table:formula="of:=COM.MICROSOFT.CONCAT([.D97:.Q97])" office:value-type="string" office:string-value="1001010101100000000000111001" calcext:value-type="string">
            <text:p>1001010101100000000000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26" calcext:value-type="float">
            <text:p>126</text:p>
          </table:table-cell>
          <table:table-cell table:formula="of:=COM.MICROSOFT.CONCAT([.D128:.Q128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27" calcext:value-type="float">
            <text:p>127</text:p>
          </table:table-cell>
          <table:table-cell table:formula="of:=COM.MICROSOFT.CONCAT([.D129:.Q129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2" calcext:value-type="float">
            <text:p>142</text:p>
          </table:table-cell>
          <table:table-cell table:formula="of:=COM.MICROSOFT.CONCAT([.D144:.Q144])" office:value-type="string" office:string-value="0001000100000000001111000111" calcext:value-type="string">
            <text:p>00010001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3" calcext:value-type="float">
            <text:p>143</text:p>
          </table:table-cell>
          <table:table-cell table:formula="of:=COM.MICROSOFT.CONCAT([.D145:.Q145])" office:value-type="string" office:string-value="0001000100000000001111000111" calcext:value-type="string">
            <text:p>00010001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0010010011000011" calcext:value-type="string">
            <text:p>10101001010000100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0110110011000011" calcext:value-type="string">
            <text:p>10101001010001101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111110011000011" calcext:value-type="string">
            <text:p>10101001010011111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/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0000001111100001" calcext:value-type="string">
            <text:p>1001100101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0000001111100001" calcext:value-type="string">
            <text:p>1001100111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/>
          <table:table-cell table:style-name="ce5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table:style-name="ce2" office:value-type="string" calcext:value-type="string">
            <text:p>D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1001000101000010000100000100" calcext:value-type="string">
            <text:p>1001000101000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1001000101000110000100000100" calcext:value-type="string">
            <text:p>10010001010001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46" calcext:value-type="float">
            <text:p>246</text:p>
          </table:table-cell>
          <table:table-cell table:formula="of:=COM.MICROSOFT.CONCAT([.D248:.Q248])" office:value-type="string" office:string-value="1001000101001010000100000100" calcext:value-type="string">
            <text:p>1001000101001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47" calcext:value-type="float">
            <text:p>247</text:p>
          </table:table-cell>
          <table:table-cell table:formula="of:=COM.MICROSOFT.CONCAT([.D249:.Q249])" office:value-type="string" office:string-value="1001000100000000000100000100" calcext:value-type="string">
            <text:p>100100010000000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table:number-columns-repeated="19"/>
          <table:table-cell table:style-name="ce14" table:formula="of:=COUNTIF([.T2:.T257];&quot;Y&quot;) / 255" office:value-type="percentage" office:value="0.576470588235294" calcext:value-type="percentage">
            <text:p>57.65%</text:p>
          </table:table-cell>
          <table:table-cell table:number-columns-repeated="1004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00/00/00</text:date>, <text:time style:data-style-name="N2" text:time-value="11:51:06.24367176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Wenting</meta:initial-creator>
    <meta:creation-date>2018-11-10T15:13:54</meta:creation-date>
    <dc:date>2019-01-12T17:15:46.518859902</dc:date>
    <meta:generator>LibreOffice/6.0.7.3$Linux_X86_64 LibreOffice_project/00m0$Build-3</meta:generator>
    <meta:editing-duration>PT3H39M42S</meta:editing-duration>
    <meta:editing-cycles>10</meta:editing-cycles>
    <meta:document-statistic meta:table-count="1" meta:cell-count="50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